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17cm" svg:height="0.728cm" draw:transform="skewX (-0.00122173047639603) rotate (-1.55369210012535) translate (5.91548991833102cm 3.4039747046104cm)" svg:viewBox="0 0 4518 729" svg:d="M377 724c481-49 1414-3 2031 3 617 7 1656-3 2001-12 261-7 2-720-226-715-395 9-900 108-1819 104-918-4-1784-60-2291-84-142 2-94 735 304 704z">
          <text:p/>
        </draw:path>
        <draw:path draw:style-name="gr2" draw:text-style-name="P1" draw:layer="layout" svg:width="3.543cm" svg:height="3.217cm" draw:transform="rotate (0.0979129710368819) translate (5.35280916324299cm 3.3310418415376cm)" svg:viewBox="0 0 3544 3218" svg:d="M103 66c2209-198 3532-10 3436 1363-97 1373-1296 1760-3448 1789-188-8-80-785 278-787 1116 55 2497 13 2527-809 30-823-1114-1011-2571-797-282-9-322-745-222-759z">
          <text:p/>
        </draw:path>
        <draw:path draw:style-name="gr1" draw:text-style-name="P1" draw:layer="layout" svg:width="0.902cm" svg:height="0.66cm" draw:transform="skewX (0.00244346095279199) rotate (-2.15652882376419) translate (6.11088958045799cm 7.596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12217304763961) rotate (-2.15687788961459) translate (6.030640143228cm 3.514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89) rotate (-2.1556561591382) translate (6.37762398526099cm 5.86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4.239cm" svg:height="0.8cm" draw:transform="skewX (-0.00122173047639603) rotate (-1.55369210012535) translate (2.018398072896cm 3.7377576895794cm)" svg:viewBox="0 0 4240 801" svg:d="M347 718c451-80 1165-88 1782-82 617 7 1713 203 1970 158 259-39 145-667-219-709-365-42-877-68-1795-72s-1493 12-2001-13c-142 2-135 750 263 718z">
          <text:p/>
        </draw:path>
        <draw:path draw:style-name="gr2" draw:text-style-name="P1" draw:layer="layout" svg:width="3.663cm" svg:height="3.216cm" draw:transform="rotate (0.0979129710368819) translate (1.13400828954999cm 3.3443181149937cm)" svg:viewBox="0 0 3664 3217" svg:d="M106 71c2302-208 3649-17 3553 1356-98 1373-1296 1760-3449 1790-188-9-79-786 279-788 1116 55 2496 13 2526-809 31-823-1114-1011-2570-797-283-9-621-738-339-752z">
          <text:p/>
        </draw:path>
        <draw:path draw:style-name="gr1" draw:text-style-name="P1" draw:layer="layout" svg:width="0.902cm" svg:height="0.66cm" draw:transform="skewX (0.00244346095279198) rotate (-2.15652882376419) translate (2.12688958045799cm 7.57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2.14665777377cm 3.828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1) rotate (-2.15687788961459) translate (1.819640143228cm 3.53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89) rotate (-2.1556561591382) translate (2.27762398526101cm 5.864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3:16.898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